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">
      <style:table-properties style:width="6.7188in" fo:margin-left="-0.3333in" style:page-number="auto" table:align="left" style:writing-mode="lr-tb"/>
    </style:style>
    <style:style style:name="Table1.A" style:family="table-column">
      <style:table-column-properties style:column-width="0.4063in"/>
    </style:style>
    <style:style style:name="Table1.B" style:family="table-column">
      <style:table-column-properties style:column-width="1.4271in"/>
    </style:style>
    <style:style style:name="Table1.C" style:family="table-column">
      <style:table-column-properties style:column-width="2.9792in"/>
    </style:style>
    <style:style style:name="Table1.D" style:family="table-column">
      <style:table-column-properties style:column-width="1.906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style:font-name="Arial" fo:font-size="16pt" fo:font-weight="bold" style:font-size-asian="16pt" style:font-weight-asian="bold" style:font-name-complex="Arial"/>
    </style:style>
    <style:style style:name="P2" style:family="paragraph" style:parent-style-name="Standard">
      <style:text-properties style:font-name="Arial" fo:font-size="12pt" fo:language="en" fo:country="US" fo:font-weight="bold" style:font-size-asian="12pt" style:language-asian="en" style:country-asian="US" style:font-weight-asian="bold" style:font-name-complex="Arial"/>
    </style:style>
    <style:style style:name="P3" style:family="paragraph" style:parent-style-name="Standard">
      <style:text-properties fo:font-size="12pt" style:font-size-asian="12pt"/>
    </style:style>
    <style:style style:name="P4" style:family="paragraph" style:parent-style-name="Standard">
      <style:paragraph-properties>
        <style:tab-stops>
          <style:tab-stop style:position="-1in"/>
          <style:tab-stop style:position="-0.5in"/>
          <style:tab-stop style:position="0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fo:font-size="12pt" style:font-size-asian="12pt"/>
    </style:style>
    <style:style style:name="P5" style:family="paragraph" style:parent-style-name="Standard">
      <style:paragraph-properties fo:text-align="end" style:justify-single-word="false"/>
      <style:text-properties fo:font-size="12pt" style:font-size-asian="12pt"/>
    </style:style>
    <style:style style:name="P6" style:family="paragraph" style:parent-style-name="Standard">
      <style:paragraph-properties style:line-height-at-least="0.0008in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fo:font-size="12pt" fo:font-style="italic" style:font-size-asian="12pt" style:font-style-asian="italic"/>
    </style:style>
    <style:style style:name="P7" style:family="paragraph" style:parent-style-name="Standard">
      <style:paragraph-properties>
        <style:tab-stops>
          <style:tab-stop style:position="0.5in"/>
          <style:tab-stop style:position="0.5835in"/>
        </style:tab-stops>
      </style:paragraph-properties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style:font-name="Times New Roman" fo:font-size="12pt" fo:font-style="normal" officeooo:paragraph-rsid="0001feb0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fo:font-style="normal" fo:font-weight="bold" officeooo:paragraph-rsid="0001feb0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style="normal" fo:font-weight="bold" officeooo:rsid="0001feb0" officeooo:paragraph-rsid="0001feb0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</style:style>
    <style:style style:name="P13" style:family="paragraph" style:parent-style-name="Standard">
      <style:paragraph-properties fo:margin-left="0in" fo:margin-right="0.5in" fo:text-align="center" style:justify-single-word="false" fo:text-indent="0in" style:auto-text-indent="false">
        <style:tab-stops>
          <style:tab-stop style:position="1.0555in"/>
          <style:tab-stop style:position="4.1252in"/>
          <style:tab-stop style:position="4.3752in"/>
        </style:tab-stops>
      </style:paragraph-properties>
      <style:text-properties fo:font-size="12pt" style:text-underline-style="solid" style:text-underline-width="auto" style:text-underline-color="font-color" fo:font-weight="bold" officeooo:rsid="0001feb0" officeooo:paragraph-rsid="0001feb0" style:font-size-asian="12pt" style:font-weight-asian="bold" style:font-size-complex="12pt"/>
    </style:style>
    <style:style style:name="P14" style:family="paragraph" style:parent-style-name="Standard" style:master-page-name="Standard">
      <style:paragraph-properties fo:margin-left="0in" fo:margin-right="0.5in" fo:text-align="center" style:justify-single-word="false" fo:text-indent="0in" style:auto-text-indent="false" style:page-number="auto">
        <style:tab-stops>
          <style:tab-stop style:position="1.0555in"/>
          <style:tab-stop style:position="4.1252in"/>
          <style:tab-stop style:position="4.3752in"/>
        </style:tab-stops>
      </style:paragraph-properties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margin-top="0in" fo:margin-bottom="0.0555in" style:contextual-spacing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fo:text-transform="uppercase" style:font-name="Arial" fo:font-size="16pt" fo:font-weight="bold" style:font-size-asian="16pt" style:font-weight-asian="bold" style:font-name-complex="Arial"/>
    </style:style>
    <style:style style:name="P16" style:family="paragraph" style:parent-style-name="Standard">
      <style:paragraph-properties fo:margin-top="0in" fo:margin-bottom="0.0555in" style:contextual-spacing="false" style:line-height-at-least="0.0008in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fo:text-transform="uppercase" style:font-name="Arial" fo:font-size="16pt" fo:font-weight="bold" style:font-size-asian="16pt" style:font-weight-asian="bold" style:font-name-complex="Arial"/>
    </style:style>
    <style:style style:name="P17" style:family="paragraph" style:parent-style-name="Standard">
      <style:paragraph-properties fo:margin-top="0in" fo:margin-bottom="0.0555in" style:contextual-spacing="false" style:line-height-at-least="0.0008in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</style:style>
    <style:style style:name="P18" style:family="paragraph" style:parent-style-name="Standard">
      <style:paragraph-properties fo:margin-top="0in" fo:margin-bottom="0.0555in" style:contextual-spacing="false" style:line-height-at-least="0.0008in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</style:style>
    <style:style style:name="P19" style:family="paragraph" style:parent-style-name="Standard" style:master-page-name="">
      <style:paragraph-properties fo:margin-top="0in" fo:margin-bottom="0.0555in" style:contextual-spacing="false" style:page-number="auto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officeooo:rsid="0001feb0" officeooo:paragraph-rsid="0001feb0"/>
    </style:style>
    <style:style style:name="P20" style:family="paragraph" style:parent-style-name="Standard">
      <style:paragraph-properties fo:margin-left="0.25in" fo:margin-right="0in" fo:text-indent="-0.25in" style:auto-text-indent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fo:font-size="12pt" style:font-size-asian="12pt"/>
    </style:style>
    <style:style style:name="P21" style:family="paragraph" style:parent-style-name="Standard">
      <style:paragraph-properties fo:margin-left="0.25in" fo:margin-right="0in" fo:text-indent="0in" style:auto-text-indent="false">
        <style:tab-stops>
          <style:tab-stop style:position="0.5in"/>
        </style:tab-stops>
      </style:paragraph-properties>
    </style:style>
    <style:style style:name="P22" style:family="paragraph" style:parent-style-name="Standard">
      <style:paragraph-properties fo:margin-left="0in" fo:margin-right="0in" fo:text-indent="0.25in" style:auto-text-indent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fo:font-size="12pt" style:font-size-asian="12pt"/>
    </style:style>
    <style:style style:name="P23" style:family="paragraph" style:parent-style-name="Standard">
      <style:paragraph-properties fo:margin-left="0.5in" fo:margin-right="0in" fo:margin-top="0in" fo:margin-bottom="0.0555in" style:contextual-spacing="false" style:line-height-at-least="0.0008in" fo:text-indent="0in" style:auto-text-indent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</style:style>
    <style:style style:name="P24" style:family="paragraph" style:parent-style-name="Standard">
      <style:paragraph-properties fo:margin-left="0.5in" fo:margin-right="0in" fo:text-indent="0in" style:auto-text-indent="false"/>
      <style:text-properties fo:font-size="12pt" fo:font-style="italic" style:font-size-asian="12pt" style:font-style-asian="italic"/>
    </style:style>
    <style:style style:name="P25" style:family="paragraph" style:parent-style-name="Standard">
      <style:paragraph-properties fo:margin-left="1in" fo:margin-right="0in" fo:text-indent="0in" style:auto-text-indent="false"/>
    </style:style>
    <style:style style:name="P26" style:family="paragraph" style:parent-style-name="Standard">
      <style:paragraph-properties fo:margin-left="1in" fo:margin-right="0in" fo:text-indent="0in" style:auto-text-indent="false"/>
      <style:text-properties fo:font-size="12pt" fo:font-style="italic" style:font-size-asian="12pt" style:font-style-asian="italic"/>
    </style:style>
    <style:style style:name="P27" style:family="paragraph" style:parent-style-name="Standard">
      <style:paragraph-properties fo:margin-left="1in" fo:margin-right="0in" fo:text-indent="0in" style:auto-text-indent="false"/>
      <style:text-properties style:font-name="Arial" fo:font-size="16pt" fo:font-weight="bold" style:font-size-asian="16pt" style:font-weight-asian="bold" style:font-name-complex="Arial"/>
    </style:style>
    <style:style style:name="P28" style:family="paragraph" style:parent-style-name="Standard">
      <style:paragraph-properties fo:margin-top="0in" fo:margin-bottom="0.048in" style:contextual-spacing="false" style:line-height-at-least="0.0008in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</style:style>
    <style:style style:name="P29" style:family="paragraph" style:parent-style-name="Standard">
      <style:paragraph-properties fo:margin-top="0in" fo:margin-bottom="0.048in" style:contextual-spacing="false" style:line-height-at-least="0.0008in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officeooo:paragraph-rsid="00061995"/>
    </style:style>
    <style:style style:name="P30" style:family="paragraph" style:parent-style-name="Standard" style:list-style-name="L7">
      <style:paragraph-properties fo:margin-top="0in" fo:margin-bottom="0.048in" style:contextual-spacing="false" style:line-height-at-least="0.0008in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officeooo:rsid="0004f5db" officeooo:paragraph-rsid="0004f5db"/>
    </style:style>
    <style:style style:name="P31" style:family="paragraph" style:parent-style-name="Standard">
      <style:paragraph-properties fo:margin-left="-0.25in" fo:margin-right="0in" fo:margin-top="0in" fo:margin-bottom="0.0555in" style:contextual-spacing="false" style:line-height-at-least="0.0008in" fo:text-indent="0in" style:auto-text-indent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</style:style>
    <style:style style:name="P32" style:family="paragraph" style:parent-style-name="Standard">
      <style:paragraph-properties fo:margin-left="-0.25in" fo:margin-right="0in" fo:margin-top="0in" fo:margin-bottom="0.0555in" style:contextual-spacing="false" style:line-height-at-least="0.0008in" fo:text-indent="0in" style:auto-text-indent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style:font-name="Arial" fo:font-size="14pt" fo:font-weight="bold" style:font-size-asian="14pt" style:font-weight-asian="bold" style:font-name-complex="Arial"/>
    </style:style>
    <style:style style:name="P33" style:family="paragraph" style:parent-style-name="Standard">
      <style:paragraph-properties fo:margin-left="0in" fo:margin-right="0in" fo:text-indent="0.5in" style:auto-text-indent="false"/>
      <style:text-properties style:font-name="Arial" fo:font-size="16pt" fo:font-weight="bold" style:font-size-asian="16pt" style:font-weight-asian="bold" style:font-name-complex="Arial"/>
    </style:style>
    <style:style style:name="P34" style:family="paragraph" style:parent-style-name="Standard">
      <style:paragraph-properties fo:margin-left="0in" fo:margin-right="0in" fo:text-indent="0.5in" style:auto-text-indent="false">
        <style:tab-stops>
          <style:tab-stop style:position="0.5in"/>
        </style:tab-stops>
      </style:paragraph-properties>
      <style:text-properties style:font-name="Arial" fo:font-size="16pt" fo:font-weight="bold" style:font-size-asian="16pt" style:font-weight-asian="bold" style:font-name-complex="Arial"/>
    </style:style>
    <style:style style:name="P35" style:family="paragraph" style:parent-style-name="Standard">
      <style:paragraph-properties fo:margin-left="2.5in" fo:margin-right="0in" fo:text-indent="-2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</style:tab-stops>
      </style:paragraph-properties>
    </style:style>
    <style:style style:name="P36" style:family="paragraph" style:parent-style-name="Standard">
      <style:paragraph-properties fo:margin-left="2.5in" fo:margin-right="0in" fo:text-align="justify" style:justify-single-word="false" fo:text-indent="-2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</style:tab-stops>
      </style:paragraph-properties>
      <style:text-properties fo:language="en" fo:country="US" style:language-asian="en" style:country-asian="US"/>
    </style:style>
    <style:style style:name="P37" style:family="paragraph" style:parent-style-name="Standard">
      <style:paragraph-properties fo:margin-left="2.5in" fo:margin-right="0in" fo:text-indent="-2.5in" style:auto-text-indent="false">
        <style:tab-stops>
          <style:tab-stop style:position="0in"/>
          <style:tab-stop style:position="1in"/>
          <style:tab-stop style:position="1.5in"/>
          <style:tab-stop style:position="2in"/>
          <style:tab-stop style:position="2.5in"/>
        </style:tab-stops>
      </style:paragraph-properties>
    </style:style>
    <style:style style:name="P38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style:font-name="Times New Roman" fo:font-size="12pt" fo:font-style="normal" officeooo:paragraph-rsid="0001feb0" style:font-size-asian="12pt" style:font-style-asian="normal" style:font-size-complex="12pt" style:font-style-complex="normal"/>
    </style:style>
    <style:style style:name="P39" style:family="paragraph" style:parent-style-name="Standard">
      <style:paragraph-properties fo:text-align="end" style:justify-single-word="false" fo:padding-left="0in" fo:padding-right="0in" fo:padding-top="0.0138in" fo:padding-bottom="0in" fo:border-left="none" fo:border-right="none" fo:border-top="0.74pt solid #000000" fo:border-bottom="none"/>
      <style:text-properties style:font-name="Times New Roman" fo:font-size="12pt" fo:font-style="normal" fo:font-weight="bold" officeooo:paragraph-rsid="0001feb0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margin-left="0in" fo:margin-right="0in" fo:text-indent="0in" style:auto-text-indent="false"/>
    </style:style>
    <style:style style:name="P41" style:family="paragraph" style:parent-style-name="Text_20_body">
      <style:paragraph-properties fo:margin-top="0in" fo:margin-bottom="0.0972in" style:contextual-spacing="false" fo:line-height="0.1417in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fo:font-style="italic" style:font-style-asian="italic"/>
    </style:style>
    <style:style style:name="P42" style:family="paragraph" style:parent-style-name="Text_20_body" style:list-style-name="L8">
      <style:paragraph-properties fo:margin-top="0in" fo:margin-bottom="0.0972in" style:contextual-spacing="false" style:line-height-at-least="0.0008in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fo:font-style="italic" officeooo:rsid="0004f5db" officeooo:paragraph-rsid="0004f5db" style:font-style-asian="italic"/>
    </style:style>
    <style:style style:name="P43" style:family="paragraph" style:parent-style-name="Text_20_body" style:list-style-name="L6">
      <style:paragraph-properties fo:margin-top="0in" fo:margin-bottom="0.0972in" style:contextual-spacing="false" style:line-height-at-least="0.0008in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fo:font-style="italic" fo:font-weight="normal" officeooo:rsid="000491be" officeooo:paragraph-rsid="000491be" style:font-style-asian="italic" style:font-weight-asian="normal" style:font-style-complex="italic" style:font-weight-complex="normal"/>
    </style:style>
    <style:style style:name="P44" style:family="paragraph" style:parent-style-name="Text_20_body">
      <style:paragraph-properties fo:margin-top="0in" fo:margin-bottom="0.0972in" style:contextual-spacing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</style:style>
    <style:style style:name="P45" style:family="paragraph" style:parent-style-name="Text_20_body">
      <style:paragraph-properties fo:margin-left="1in" fo:margin-right="0in" fo:margin-top="0in" fo:margin-bottom="0.0972in" style:contextual-spacing="false" style:line-height-at-least="0.0008in" fo:text-indent="0in" style:auto-text-indent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fo:font-style="italic" style:font-style-asian="italic"/>
    </style:style>
    <style:style style:name="P46" style:family="paragraph" style:parent-style-name="Text_20_body">
      <style:paragraph-properties fo:margin-left="1in" fo:margin-right="0in" fo:margin-top="0in" fo:margin-bottom="0.0972in" style:contextual-spacing="false" style:line-height-at-least="0.0008in" fo:text-indent="0in" style:auto-text-indent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fo:font-style="italic" officeooo:paragraph-rsid="000491be" style:font-style-asian="italic"/>
    </style:style>
    <style:style style:name="P47" style:family="paragraph" style:parent-style-name="Text_20_body">
      <style:paragraph-properties fo:margin-left="1in" fo:margin-right="0in" fo:margin-top="0in" fo:margin-bottom="0.0972in" style:contextual-spacing="false" style:line-height-at-least="0.0008in" fo:text-indent="0in" style:auto-text-indent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fo:font-style="italic" officeooo:rsid="0004f5db" officeooo:paragraph-rsid="0004f5db" style:font-style-asian="italic"/>
    </style:style>
    <style:style style:name="P48" style:family="paragraph" style:parent-style-name="Text_20_body">
      <style:paragraph-properties fo:margin-left="1in" fo:margin-right="0in" fo:margin-top="0in" fo:margin-bottom="0.0972in" style:contextual-spacing="false" style:line-height-at-least="0.0008in" fo:text-indent="0in" style:auto-text-indent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fo:font-style="italic" officeooo:rsid="00061995" officeooo:paragraph-rsid="00061995" style:font-style-asian="italic"/>
    </style:style>
    <style:style style:name="P49" style:family="paragraph" style:parent-style-name="Text_20_body">
      <style:paragraph-properties fo:margin-left="1in" fo:margin-right="0in" fo:margin-top="0in" fo:margin-bottom="0.0972in" style:contextual-spacing="false" style:line-height-at-least="0.0008in" fo:text-indent="0in" style:auto-text-indent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fo:font-style="italic" fo:font-weight="normal" officeooo:rsid="000491be" officeooo:paragraph-rsid="000491be" style:font-style-asian="italic" style:font-weight-asian="normal" style:font-style-complex="italic" style:font-weight-complex="normal"/>
    </style:style>
    <style:style style:name="P50" style:family="paragraph" style:parent-style-name="Text_20_body">
      <style:paragraph-properties fo:margin-left="1in" fo:margin-right="0in" fo:text-indent="0in" style:auto-text-indent="false"/>
      <style:text-properties fo:font-style="italic" style:font-style-asian="italic"/>
    </style:style>
    <style:style style:name="P51" style:family="paragraph" style:parent-style-name="Text_20_body">
      <style:paragraph-properties fo:margin-left="0.5in" fo:margin-right="0in" fo:text-indent="0in" style:auto-text-indent="false"/>
      <style:text-properties fo:font-style="italic" style:font-style-asian="italic"/>
    </style:style>
    <style:style style:name="P52" style:family="paragraph" style:parent-style-name="Text_20_body">
      <style:paragraph-properties fo:margin-left="0.25in" fo:margin-right="0in" style:line-height-at-least="0.0008in" fo:text-indent="-0.25in" style:auto-text-indent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</style:style>
    <style:style style:name="P53" style:family="paragraph" style:parent-style-name="Text_20_body">
      <style:paragraph-properties fo:margin-left="0.25in" fo:margin-right="0in" fo:margin-top="0in" fo:margin-bottom="0.0972in" style:contextual-spacing="false" style:line-height-at-least="0.0008in" fo:text-indent="0in" style:auto-text-indent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</style:style>
    <style:style style:name="P54" style:family="paragraph" style:parent-style-name="Text_20_body">
      <style:paragraph-properties fo:margin-left="0.25in" fo:margin-right="0in" fo:margin-top="0in" fo:margin-bottom="0.0972in" style:contextual-spacing="false" style:line-height-at-least="0.0008in" fo:text-indent="0in" style:auto-text-indent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officeooo:paragraph-rsid="0004f5db"/>
    </style:style>
    <style:style style:name="P55" style:family="paragraph" style:parent-style-name="Text_20_body">
      <style:paragraph-properties fo:margin-left="0.25in" fo:margin-right="0in" fo:margin-top="0in" fo:margin-bottom="0.0972in" style:contextual-spacing="false" fo:line-height="0.1417in" fo:text-indent="0in" style:auto-text-indent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fo:font-style="italic" style:font-style-asian="italic"/>
    </style:style>
    <style:style style:name="P56" style:family="paragraph" style:parent-style-name="Text_20_body">
      <style:paragraph-properties fo:margin-left="0.25in" fo:margin-right="0in" fo:margin-top="0in" fo:margin-bottom="0.0972in" style:contextual-spacing="false" style:line-height-at-least="0.0008in" fo:text-indent="0in" style:auto-text-indent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fo:font-style="italic" officeooo:rsid="0004f5db" officeooo:paragraph-rsid="0004f5db" style:font-style-asian="italic"/>
    </style:style>
    <style:style style:name="P57" style:family="paragraph" style:parent-style-name="Text_20_body">
      <style:paragraph-properties fo:margin-left="0in" fo:margin-right="0in" fo:margin-top="0in" fo:margin-bottom="0in" style:contextual-spacing="false" style:line-height-at-least="0.0008in" fo:text-indent="0in" style:auto-text-indent="false">
        <style:tab-stops>
          <style:tab-stop style:position="-1in"/>
          <style:tab-stop style:position="-0.5in"/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</style:tab-stops>
      </style:paragraph-properties>
      <style:text-properties fo:font-style="italic" style:font-style-asian="italic"/>
    </style:style>
    <style:style style:name="P58" style:family="paragraph" style:parent-style-name="Contents_20_1">
      <style:paragraph-properties>
        <style:tab-stops>
          <style:tab-stop style:position="0.4165in"/>
          <style:tab-stop style:position="6.4929in" style:type="right" style:leader-style="dotted" style:leader-text="."/>
        </style:tab-stops>
      </style:paragraph-properties>
      <style:text-properties fo:font-size="12pt" style:font-size-asian="12pt"/>
    </style:style>
    <style:style style:name="P59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60" style:family="paragraph" style:parent-style-name="Heading_20_1">
      <style:paragraph-properties fo:text-align="start" style:justify-single-word="false"/>
    </style:style>
    <style:style style:name="P61" style:family="paragraph" style:parent-style-name="Heading_20_1">
      <style:paragraph-properties fo:text-align="start" style:justify-single-word="false"/>
      <style:text-properties fo:text-transform="uppercase" style:font-name="Arial" fo:font-size="16pt" style:text-underline-style="none" style:font-size-asian="16pt" style:font-name-complex="Arial" style:font-weight-complex="bold"/>
    </style:style>
    <style:style style:name="P62" style:family="paragraph" style:parent-style-name="Heading_20_1">
      <style:paragraph-properties fo:margin-left="0in" fo:margin-right="0.5in" fo:text-align="center" style:justify-single-word="false" fo:text-indent="0in" style:auto-text-indent="false">
        <style:tab-stops>
          <style:tab-stop style:position="1.0555in"/>
          <style:tab-stop style:position="4.1252in"/>
          <style:tab-stop style:position="4.3752in"/>
        </style:tab-stops>
      </style:paragraph-properties>
      <style:text-properties fo:font-size="12pt" style:text-underline-style="solid" style:text-underline-width="auto" style:text-underline-color="font-color" fo:font-weight="bold" officeooo:rsid="0001feb0" officeooo:paragraph-rsid="0001feb0" style:font-size-asian="12pt" style:font-weight-asian="bold" style:font-size-complex="12pt"/>
    </style:style>
    <style:style style:name="P63" style:family="paragraph" style:parent-style-name="Heading_20_1" style:list-style-name="WW8Num11" style:master-page-name="Convert_20_6">
      <style:paragraph-properties fo:text-align="start" style:justify-single-word="false" style:page-number="1"/>
      <style:text-properties fo:text-transform="uppercase" style:font-name="Arial" fo:font-size="16pt" style:text-underline-style="none" officeooo:rsid="00036feb" officeooo:paragraph-rsid="00036feb" style:font-size-asian="16pt" style:font-name-complex="Arial" style:font-weight-complex="bold"/>
    </style:style>
    <style:style style:name="P64" style:family="paragraph" style:parent-style-name="Footer">
      <style:paragraph-properties fo:text-align="end" style:justify-single-word="false"/>
    </style:style>
    <style:style style:name="P65" style:family="paragraph" style:parent-style-name="Subtitle">
      <style:paragraph-properties fo:text-align="center" style:justify-single-word="false"/>
    </style:style>
    <style:style style:name="P66" style:family="paragraph" style:parent-style-name="Subtitle" style:list-style-name="WW8Num2">
      <style:paragraph-properties fo:text-align="center" style:justify-single-word="false"/>
    </style:style>
    <style:style style:name="P67" style:family="paragraph" style:parent-style-name="Header">
      <style:paragraph-properties>
        <style:tab-stops>
          <style:tab-stop style:position="2.7291in"/>
          <style:tab-stop style:position="3in" style:type="center"/>
          <style:tab-stop style:position="6in" style:type="right"/>
        </style:tab-stops>
      </style:paragraph-properties>
    </style:style>
    <style:style style:name="P68" style:family="paragraph" style:parent-style-name="Header">
      <style:text-properties fo:font-size="12pt" style:font-size-asian="12pt"/>
    </style:style>
    <style:style style:name="P69" style:family="paragraph" style:parent-style-name="Header">
      <style:paragraph-properties>
        <style:tab-stops>
          <style:tab-stop style:position="2.7291in"/>
          <style:tab-stop style:position="3in" style:type="center"/>
          <style:tab-stop style:position="6in" style:type="right"/>
        </style:tab-stops>
      </style:paragraph-properties>
      <style:text-properties fo:language="en" fo:country="US" style:language-asian="en" style:country-asian="US"/>
    </style:style>
    <style:style style:name="P70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71" style:family="paragraph" style:parent-style-name="Header">
      <style:paragraph-properties>
        <style:tab-stops>
          <style:tab-stop style:position="3in" style:type="center"/>
          <style:tab-stop style:position="6in"/>
          <style:tab-stop style:position="6.25in"/>
        </style:tab-stops>
      </style:paragraph-properties>
    </style:style>
    <style:style style:name="P72" style:family="paragraph" style:parent-style-name="Body_20_Text_20_1">
      <style:paragraph-properties fo:text-align="center" style:justify-single-word="false"/>
      <style:text-properties style:font-name="Arial Narrow" fo:font-weight="bold" officeooo:rsid="0001feb0" officeooo:paragraph-rsid="0001feb0" style:font-weight-asian="bold" style:font-name-complex="Arial Narrow" style:font-weight-complex="bold"/>
    </style:style>
    <style:style style:name="P73" style:family="paragraph" style:parent-style-name="Body_20_Text_20_1">
      <style:paragraph-properties fo:text-align="center" style:justify-single-word="false"/>
    </style:style>
    <style:style style:name="P74" style:family="paragraph" style:parent-style-name="Body_20_Text_20_1">
      <style:paragraph-properties fo:text-align="center" style:justify-single-word="false" style:snap-to-layout-grid="false"/>
    </style:style>
    <style:style style:name="P75" style:family="paragraph" style:parent-style-name="Body_20_Text_20_1">
      <style:paragraph-properties fo:text-align="center" style:justify-single-word="false" style:snap-to-layout-grid="false"/>
      <style:text-properties officeooo:rsid="0001feb0" officeooo:paragraph-rsid="0001feb0"/>
    </style:style>
    <style:style style:name="P76" style:family="paragraph" style:parent-style-name="Body_20_Text_20_1">
      <style:paragraph-properties fo:margin-left="0.0728in" fo:margin-right="0.6772in" fo:text-align="start" style:justify-single-word="false" fo:orphans="2" fo:widows="2" fo:text-indent="0in" style:auto-text-indent="false" style:snap-to-layout-grid="false" style:writing-mode="lr-tb"/>
    </style:style>
    <style:style style:name="P77" style:family="paragraph" style:parent-style-name="Table_20_Heading">
      <style:paragraph-properties fo:text-align="center" style:justify-single-word="false"/>
      <style:text-properties officeooo:rsid="0001feb0" officeooo:paragraph-rsid="0001feb0"/>
    </style:style>
    <style:style style:name="P78" style:family="paragraph">
      <style:paragraph-properties fo:text-align="center" style:writing-mode="lr-tb"/>
    </style:style>
    <style:style style:name="T1" style:family="text">
      <style:text-properties fo:font-style="italic" style:font-style-asian="italic"/>
    </style:style>
    <style:style style:name="T2" style:family="text">
      <style:text-properties style:font-name="Arial" fo:font-size="12pt" fo:font-weight="bold" style:font-size-asian="12pt" style:font-weight-asian="bold" style:font-name-complex="Arial"/>
    </style:style>
    <style:style style:name="T3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4" style:family="text">
      <style:text-properties style:font-name="Arial" fo:font-size="12pt" fo:font-style="italic" style:font-size-asian="12pt" style:font-style-asian="italic" style:font-name-complex="Arial"/>
    </style:style>
    <style:style style:name="T5" style:family="text">
      <style:text-properties style:font-name="Arial" fo:font-size="14pt" fo:font-weight="bold" style:font-size-asian="14pt" style:font-weight-asian="bold" style:font-name-complex="Arial"/>
    </style:style>
    <style:style style:name="T6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7" style:family="text">
      <style:text-properties style:font-name="Arial" fo:font-size="14pt" fo:font-weight="bold" officeooo:rsid="000491be" style:font-size-asian="14pt" style:font-weight-asian="bold" style:font-name-complex="Arial"/>
    </style:style>
    <style:style style:name="T8" style:family="text">
      <style:text-properties style:font-name="Arial" fo:font-size="14pt" fo:font-weight="bold" officeooo:rsid="0004f5db" style:font-size-asian="14pt" style:font-weight-asian="bold" style:font-name-complex="Arial"/>
    </style:style>
    <style:style style:name="T9" style:family="text">
      <style:text-properties style:font-name="Arial" fo:font-size="14pt" fo:font-weight="bold" officeooo:rsid="00061995" style:font-size-asian="14pt" style:font-weight-asian="bold" style:font-name-complex="Arial"/>
    </style:style>
    <style:style style:name="T10" style:family="text">
      <style:text-properties style:font-name="Arial" fo:font-size="16pt" fo:font-weight="bold" style:font-size-asian="16pt" style:font-weight-asian="bold" style:font-name-complex="Arial"/>
    </style:style>
    <style:style style:name="T11" style:family="text">
      <style:text-properties fo:font-size="12pt" fo:font-weight="bold" style:font-size-asian="12pt" style:font-weight-asian="bold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fo:font-weight="normal" officeooo:rsid="000491be" style:font-size-asian="12pt" style:font-weight-asian="normal" style:font-style-complex="italic" style:font-weight-complex="normal"/>
    </style:style>
    <style:style style:name="T14" style:family="text">
      <style:text-properties fo:font-size="12pt" fo:font-weight="normal" officeooo:rsid="0004f5db" style:font-size-asian="12pt" style:font-weight-asian="normal" style:font-style-complex="italic" style:font-weight-complex="normal"/>
    </style:style>
    <style:style style:name="T15" style:family="text">
      <style:text-properties fo:font-size="12pt" fo:font-weight="normal" officeooo:rsid="00061995" style:font-size-asian="12pt" style:font-weight-asian="normal" style:font-style-complex="italic" style:font-weight-complex="normal"/>
    </style:style>
    <style:style style:name="T16" style:family="text">
      <style:text-properties fo:font-size="12pt" fo:font-style="italic" style:font-size-asian="12pt" style:font-style-asian="italic"/>
    </style:style>
    <style:style style:name="T17" style:family="text">
      <style:text-properties fo:font-size="12pt" fo:font-style="italic" style:font-size-asian="12pt" style:font-style-asian="italic" style:font-style-complex="italic"/>
    </style:style>
    <style:style style:name="T18" style:family="text">
      <style:text-properties fo:font-size="12pt" fo:font-style="italic" officeooo:rsid="0004f5db" style:font-size-asian="12pt" style:font-style-asian="italic" style:font-style-complex="italic"/>
    </style:style>
    <style:style style:name="T19" style:family="text">
      <style:text-properties fo:text-transform="uppercase" style:font-name="Arial" fo:font-size="12pt" style:font-size-asian="12pt" style:font-name-complex="Arial"/>
    </style:style>
    <style:style style:name="T20" style:family="text">
      <style:text-properties fo:text-transform="uppercase" style:font-name="Arial" fo:font-size="16pt" style:text-underline-style="none" style:font-size-asian="16pt" style:font-name-complex="Arial" style:font-weight-complex="bold"/>
    </style:style>
    <style:style style:name="T21" style:family="text">
      <style:text-properties fo:text-transform="uppercase" style:font-name="Arial" fo:font-size="16pt" style:text-underline-style="none" officeooo:rsid="0004f5db" style:font-size-asian="16pt" style:font-name-complex="Arial" style:font-weight-complex="bold"/>
    </style:style>
    <style:style style:name="T22" style:family="text">
      <style:text-properties fo:text-transform="uppercase" style:font-name="Arial" fo:font-size="16pt" style:text-underline-style="none" officeooo:rsid="0007795d" style:font-size-asian="16pt" style:font-name-complex="Arial" style:font-weight-complex="bold"/>
    </style:style>
    <style:style style:name="T23" style:family="text">
      <style:text-properties fo:text-transform="uppercase" style:font-name="Arial" fo:font-size="16pt" style:text-underline-style="none" fo:font-weight="normal" style:font-size-asian="16pt" style:font-weight-asian="normal" style:font-name-complex="Arial" style:font-weight-complex="bold"/>
    </style:style>
    <style:style style:name="T24" style:family="text">
      <style:text-properties fo:text-transform="uppercase" style:font-name="Arial" fo:font-size="16pt" fo:font-weight="bold" style:font-size-asian="16pt" style:font-weight-asian="bold" style:font-name-complex="Arial"/>
    </style:style>
    <style:style style:name="T25" style:family="text">
      <style:text-properties fo:font-size="8pt" style:font-size-asian="8pt"/>
    </style:style>
    <style:style style:name="T26" style:family="text">
      <style:text-properties fo:font-size="8pt" style:font-size-asian="8pt" style:font-weight-complex="bold"/>
    </style:style>
    <style:style style:name="T27" style:family="text">
      <style:text-properties fo:font-size="8pt" fo:font-weight="bold" style:font-size-asian="8pt" style:font-weight-asian="bold" style:font-weight-complex="bold"/>
    </style:style>
    <style:style style:name="T28" style:family="text">
      <style:text-properties officeooo:rsid="00036feb"/>
    </style:style>
    <style:style style:name="T29" style:family="text">
      <style:text-properties officeooo:rsid="000491be"/>
    </style:style>
    <style:style style:name="T30" style:family="text">
      <style:text-properties officeooo:rsid="0004f5db"/>
    </style:style>
    <style:style style:name="T31" style:family="text">
      <style:text-properties officeooo:rsid="00061995"/>
    </style:style>
    <style:style style:name="T32" style:family="text">
      <style:text-properties officeooo:rsid="0007795d"/>
    </style:style>
    <style:style style:name="T33" style:family="text"/>
    <style:style style:name="fr1" style:family="graphic" style:parent-style-name="Frame">
      <style:graphic-properties style:wrap="dynamic" style:number-wrapped-paragraphs="1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wrap="dynamic" style:number-wrapped-paragraphs="1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style:style style:name="gr1" style:family="graphic">
      <style:graphic-properties draw:stroke="solid" svg:stroke-width="0.0209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38"/>
      <text:p text:style-name="P10">Inżynieria oprogramowania</text:p>
      <text:p text:style-name="P9"/>
      <text:p text:style-name="P39"/>
      <text:p text:style-name="P10">Projekt „Gała”</text:p>
      <text:p text:style-name="P11">Plan testów</text:p>
      <text:p text:style-name="P10"/>
      <text:h text:style-name="P62" text:outline-level="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3"/>
      <text:p text:style-name="P65"/>
      <text:p text:style-name="P65"/>
      <text:list xml:id="list8673578137520983849" text:style-name="WW8Num2">
        <text:list-header>
          <text:p text:style-name="P66"/>
        </text:list-header>
      </text:list>
      <text:p text:style-name="P7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7">lp</text:p>
          </table:table-cell>
          <table:table-cell table:style-name="Table1.A1" office:value-type="string">
            <text:p text:style-name="P77">Data</text:p>
          </table:table-cell>
          <table:table-cell table:style-name="Table1.A1" office:value-type="string">
            <text:p text:style-name="P72">Opis zmian</text:p>
          </table:table-cell>
          <table:table-cell table:style-name="Table1.D1" office:value-type="string">
            <text:p text:style-name="P72">Autor</text:p>
          </table:table-cell>
        </table:table-row>
        <table:table-row table:style-name="Table1.1">
          <table:table-cell table:style-name="Table1.A1" office:value-type="string">
            <text:p text:style-name="P75">1</text:p>
          </table:table-cell>
          <table:table-cell table:style-name="Table1.A1" office:value-type="string">
            <text:p text:style-name="P75">19.05.2014</text:p>
          </table:table-cell>
          <table:table-cell table:style-name="Table1.A1" office:value-type="string">
            <text:p text:style-name="P75">Szkic dokumentu + testy GUI</text:p>
          </table:table-cell>
          <table:table-cell table:style-name="Table1.D1" office:value-type="string">
            <text:p text:style-name="P75">mandrearczyk</text:p>
          </table:table-cell>
        </table:table-row>
        <table:table-row table:style-name="Table1.1"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74"/>
          </table:table-cell>
          <table:table-cell table:style-name="Table1.D1" office:value-type="string">
            <text:p text:style-name="P74"/>
          </table:table-cell>
        </table:table-row>
        <table:table-row table:style-name="Table1.1">
          <table:table-cell table:style-name="Table1.A1" office:value-type="string">
            <text:p text:style-name="P76"/>
          </table:table-cell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74"/>
          </table:table-cell>
          <table:table-cell table:style-name="Table1.D1" office:value-type="string">
            <text:p text:style-name="P74"/>
          </table:table-cell>
        </table:table-row>
        <table:table-row table:style-name="Table1.1"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74"/>
          </table:table-cell>
          <table:table-cell table:style-name="Table1.D1" office:value-type="string">
            <text:p text:style-name="P74"/>
          </table:table-cell>
        </table:table-row>
        <table:table-row table:style-name="Table1.1"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74"/>
          </table:table-cell>
          <table:table-cell table:style-name="Table1.D1" office:value-type="string">
            <text:p text:style-name="P74"/>
          </table:table-cell>
        </table:table-row>
        <table:table-row table:style-name="Table1.1"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74"/>
          </table:table-cell>
          <table:table-cell table:style-name="Table1.D1" office:value-type="string">
            <text:p text:style-name="P74"/>
          </table:table-cell>
        </table:table-row>
      </table:table>
      <text:p text:style-name="P19"><text:soft-page-break/><text:span text:style-name="T24">Spis Treści</text:span></text:p>
      <text:p text:style-name="P15"/>
      <text:p text:style-name="P58">1. 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4.9244in" style:leader-char="." style:with-tab="false"/>
          </text:table-of-content-entry-template>
        </text:table-of-content-source>
        <text:index-body>
          <text:p text:style-name="P59"><text:a xlink:type="simple" xlink:href="#__RefHeading__19_1817212511"><text:span text:style-name="T28">1. Wstęp</text:span></text:a></text:p>
          <text:p text:style-name="P59"><text:a xlink:type="simple" xlink:href="#__RefHeading__21_1817212511" text:style-name="Index_20_Link" text:visited-style-name="Index_20_Link">2.Test Items<text:tab/>2</text:a></text:p>
          <text:p text:style-name="P59"><text:a xlink:type="simple" xlink:href="#__RefHeading__23_1817212511" text:style-name="Index_20_Link" text:visited-style-name="Index_20_Link">3. Features To Be Tested<text:tab/>3</text:a></text:p>
          <text:p text:style-name="P59"><text:a xlink:type="simple" xlink:href="#__RefHeading__25_1817212511" text:style-name="Index_20_Link" text:visited-style-name="Index_20_Link">4. Features Not To Be Tested<text:tab/>3</text:a></text:p>
          <text:p text:style-name="P59"><text:a xlink:type="simple" xlink:href="#__RefHeading__27_1817212511" text:style-name="Index_20_Link" text:visited-style-name="Index_20_Link">5. Approach<text:tab/>4</text:a></text:p>
          <text:p text:style-name="P59"><text:a xlink:type="simple" xlink:href="#__RefHeading__29_1817212511" text:style-name="Index_20_Link" text:visited-style-name="Index_20_Link">6. Pass / Fail Criteria<text:tab/>5</text:a></text:p>
          <text:p text:style-name="P59"><text:a xlink:type="simple" xlink:href="#__RefHeading__31_1817212511" text:style-name="Index_20_Link" text:visited-style-name="Index_20_Link">7. Testing Process<text:tab/>6</text:a></text:p>
          <text:p text:style-name="P59"><text:a xlink:type="simple" xlink:href="#__RefHeading__33_1817212511" text:style-name="Index_20_Link" text:visited-style-name="Index_20_Link">8. Environmental Requirements<text:tab/>6</text:a></text:p>
          <text:p text:style-name="P59"><text:a xlink:type="simple" xlink:href="#__RefHeading__35_1817212511" text:style-name="Index_20_Link" text:visited-style-name="Index_20_Link">9. Change Management Procedures<text:tab/>7</text:a></text:p>
          <text:p text:style-name="P59"><text:a xlink:type="simple" xlink:href="#__RefHeading__37_1817212511" text:style-name="Index_20_Link" text:visited-style-name="Index_20_Link">10. Plan Approvals<text:tab/>7</text:a></text:p>
        </text:index-body>
      </text:table-of-content>
      <text:p text:style-name="P20"><text:tab/></text:p>
      <text:p text:style-name="P20"/>
      <text:p text:style-name="P4"/>
      <text:p text:style-name="P20"/>
      <text:p text:style-name="P22"/>
      <text:p text:style-name="P22"/>
      <text:p text:style-name="P22"/>
      <text:p text:style-name="P22"/>
      <text:p text:style-name="P22"/>
      <text:p text:style-name="P22"/>
      <text:list xml:id="list6904306243241233898" text:style-name="WW8Num11">
        <text:list-item>
          <text:h text:style-name="P63" text:outline-level="1"><text:bookmark-start text:name="__RefHeading__19_1817212511"/>Wstęp<text:bookmark-end text:name="__RefHeading__19_1817212511"/></text:h>
        </text:list-item>
      </text:list>
      <text:p text:style-name="P12"><text:span text:style-name="T19"/></text:p>
      <text:p text:style-name="P6"/>
      <text:p text:style-name="P23"><field:fieldmark-start text:name="__Fieldmark__347_1817212511" field:type=""/><field:fieldmark-end/><text:span text:style-name="T5">1.1 </text:span><text:span text:style-name="T7">Cel dokumentu</text:span><text:toc-mark text:string-value="2.1  References " text:outline-level="2"/></text:p>
      <text:p text:style-name="P45"><text:span text:style-name="T29">Dokument ma na celu przedstawić plan testów sprawdzających działanie aplikacji “Gała”. Opisuje metody w jakich aplikacja jest lub będzie testowana.</text:span></text:p>
      <text:p text:style-name="P18"><field:fieldmark-start text:name="__Fieldmark__346_1817212511" field:type=""/><field:fieldmark-end/><text:span text:style-name="T12"><text:tab/><text:tab/></text:span><text:span text:style-name="T5">1.2 </text:span><text:span text:style-name="T7">Podmioty</text:span></text:p>
      <text:p text:style-name="P18"><text:tab/><text:tab/><text:tab/><text:tab/></text:p>
      <text:p text:style-name="P49">Każdy z developerów rozwijających aplikację jest odpowiedzialny za pewną jej część – w kwestii poprawności potwierdzonej testami. Takimi częściami są:</text:p>
      <text:list xml:id="list2078579030818444358" text:style-name="L6">
        <text:list-item>
          <text:p text:style-name="P43">logika gry I sztuczna inteligencja gracza komputerowego</text:p>
        </text:list-item>
        <text:list-item>
          <text:p text:style-name="P43">GUI</text:p>
        </text:list-item>
        <text:list-item>
          <text:p text:style-name="P43">komunikacja bezprzewodowa</text:p>
        </text:list-item>
      </text:list>
      <text:p text:style-name="P17"><field:fieldmark-start text:name="__Fieldmark__345_1817212511" field:type=""/><field:fieldmark-end/><text:span text:style-name="T5"><text:tab/><text:tab/>1.3 </text:span><text:span text:style-name="T7">Środowisko</text:span><text:toc-mark text:string-value="2.3  Abbreviations and Acronyms " text:outline-level="2"/></text:p>
      <text:p text:style-name="P46"><text:span text:style-name="T13">Środowiskiem testowym aplikacji będzie zebrane możliwie wiele różnych </text:span><text:span text:style-name="T15">(w szczególności pod względem wymiarów, rodzielczości I wersji oprogramowania)</text:span><text:span text:style-name="T13"> telefonów z systemem </text:span><text:span text:style-name="T15">A</text:span><text:span text:style-name="T13">ndroid oraz wirtualne maszyny działające </text:span><text:span text:style-name="T14">na komputerze.</text:span></text:p>
      <text:p text:style-name="P21"><text:span text:style-name="T6"><text:tab/></text:span></text:p>
      <text:h text:style-name="P60" text:outline-level="1"><text:bookmark-start text:name="__RefHeading__23_1817212511"/><text:span text:style-name="T20">3. </text:span><text:span text:style-name="T21">Co będzie testowane</text:span><text:bookmark-end text:name="__RefHeading__23_1817212511"/></text:h>
      <text:p text:style-name="P53"><text:span text:style-name="T18"/></text:p>
      <text:list xml:id="list804473236567630483" text:style-name="L7">
        <text:list-item>
          <text:p text:style-name="P30"><text:span text:style-name="T17">działanie każdego z poziomow trudności gracza komputerowego,</text:span></text:p>
        </text:list-item>
        <text:list-item>
          <text:p text:style-name="P30"><text:span text:style-name="T17">rozpoznawanie aktualnego stanu gry (czy ktoś wygrał, czy była blokada),</text:span></text:p>
        </text:list-item>
        <text:list-item>
          <text:p text:style-name="P30"><text:span text:style-name="T17">komunikacja bluetooth</text:span></text:p>
        </text:list-item>
        <text:list-item>
          <text:p text:style-name="P30"><text:span text:style-name="T17">interfejs użytkownika</text:span></text:p>
        </text:list-item>
      </text:list>
      <text:p text:style-name="P16"/>
      <text:h text:style-name="P60" text:outline-level="1"><text:bookmark-start text:name="__RefHeading__25_1817212511"/><text:span text:style-name="T20">4. <text:s/></text:span><text:span text:style-name="T21">Co nie będzie testowane</text:span><text:toc-mark text:string-value="5.  Standards" text:outline-level="1"/><text:bookmark-end text:name="__RefHeading__25_1817212511"/></text:h>
      <text:list xml:id="list4173479428531785262" text:style-name="L8">
        <text:list-item>
          <text:p text:style-name="P42">Poprawność działania na każdym </text:p>
        </text:list-item>
      </text:list>
      <text:p text:style-name="P31"><field:fieldmark-start text:name="__Fieldmark__335_1817212511" field:type=""/><field:fieldmark-end/><text:span text:style-name="T12"><text:tab/><text:tab/></text:span><text:toc-mark text:string-value="5.1  Coding Standards " text:outline-level="2"/></text:p>
      <text:h text:style-name="P61" text:outline-level="1"><text:bookmark-start text:name="__RefHeading__27_1817212511"/>5. <text:s/><text:span text:style-name="T30">realizacja</text:span><text:bookmark-end text:name="__RefHeading__27_1817212511"/></text:h>
      <text:p text:style-name="P56">Tutaj znajdują się informacje na temat rodzajów przeprowadzanych testów I w jakis sposób sprawdzają poprawność. <text:span text:style-name="T31">Kolejność niżej przedstawiona jest też kolejnością w jakiej testy są realizawane.</text:span></text:p>
      <text:p text:style-name="P54"/>
      <text:p text:style-name="P18"><field:fieldmark-start text:name="__Fieldmark__333_1817212511" field:type=""/><field:fieldmark-end/><text:span text:style-name="T12"><text:tab/><text:tab/></text:span><text:span text:style-name="T5">5.1 </text:span><text:span text:style-name="T8">Testy jednostkowe</text:span></text:p>
      <text:p text:style-name="P47">Junitowe testy jednostkowe są tworzone już podczas developmentu I dotyczą głównie logiki gry I miejsc w których <text:span text:style-name="T31">można ją przetestować. O poprawności świadczy wynik testu.</text:span></text:p>
      <text:p text:style-name="P28"><field:fieldmark-start text:name="__Fieldmark__332_1817212511" field:type=""/><field:fieldmark-end/><text:span text:style-name="T12"><text:tab/><text:tab/></text:span><text:toc-mark text:string-value="4.1.3 Project Progress Reports " text:outline-level="3"/><text:span text:style-name="T5">5.2 </text:span><text:span text:style-name="T9">Testy integracyjne</text:span><text:toc-mark text:string-value="4.2  Functional Specifications Document " text:outline-level="2"/></text:p>
      <text:p text:style-name="P48">Testy integracyjne przeprowadzamy ręcznie w etapie rozwoju aplikacji, kiedy <text:soft-page-break/>moduły trzeba ze sobą połączyć, dotyczą komunikacji GUI ↔ logika, logika ↔ komunikacja bluetooth. O poprawności świadczyć będzie brak wystąpienia sytuacji niepożądanej.</text:p>
      <text:p text:style-name="P28"><field:fieldmark-start text:name="__Fieldmark__331_1817212511" field:type=""/><field:fieldmark-end/><text:span text:style-name="T12"><text:tab/></text:span></text:p>
      <text:p text:style-name="P28"><field:fieldmark-start text:name="__Fieldmark__329_1817212511" field:type=""/><field:fieldmark-end/><text:span text:style-name="T12"><text:tab/></text:span></text:p>
      <text:p text:style-name="P29"><text:span text:style-name="T12"><text:tab/><text:tab/></text:span><text:toc-mark text:string-value="4.4.2 Contents " text:outline-level="3"/><text:span text:style-name="T5">5.5 </text:span><text:span text:style-name="T9">Testy wydajnościowe</text:span><text:toc-mark text:string-value="4.5  Configuration Management Plan " text:outline-level="2"/></text:p>
      <text:p text:style-name="P48">Tą kategorią testów zostanie objęta sztuczna inteligencja. Jest to bardzo ważny obszar testów, by stwierdzić czy aplikacja jest grywalna na każdym (sprzętowo) rodzaju telefonów. O zaliczeniu tego etapu testów będzie decydować czas jaki algorytmy sztucznej inteligencji poświęcają na obliczenie ruchu.</text:p>
      <text:p text:style-name="P28"><field:fieldmark-start text:name="__Fieldmark__328_1817212511" field:type=""/><field:fieldmark-end/><text:span text:style-name="T12"><text:tab/></text:span></text:p>
      <text:p text:style-name="P29"><text:span text:style-name="T12"><text:tab/><text:tab/></text:span><text:span text:style-name="T5">5.6 </text:span><text:span text:style-name="T9">Testy akceptacyjne</text:span></text:p>
      <text:p text:style-name="P48">Ta część testów zawiera w sobie również testy interfejsu I funkcjonalne oraz integracje GUI ↔ logika. Zostanie zrezalizowana za pomocą narzędzia Arquillian Droidium rozwijanego przez JBoss Community I sprawdzać będzie, czy przy określonej sekwencji ruchów zobaczymy oczekiwany wynik rozgrywki, czy uniemożliwione jest wyjście użytkownika poza planszę, czy poprawnie zamieniane są ruchy, <text:span text:style-name="T32">czy “klikanie” w odpowiednie części interfejsu powoduje oczekiwaną reakcję. </text:span></text:p>
      <text:p text:style-name="P32"><text:tab/></text:p>
      <text:h text:style-name="P60" text:outline-level="1"><text:bookmark-start text:name="__RefHeading__29_1817212511"/><text:span text:style-name="T20">6. <text:s/></text:span><text:span text:style-name="T22">Kryteria sukcesu</text:span><text:toc-mark text:string-value="6.  Critical Success Factors" text:outline-level="1"/><text:bookmark-end text:name="__RefHeading__29_1817212511"/></text:h>
      <text:p text:style-name="P57"><text:span text:style-name="T32"><text:tab/>Do przejścia do kolejnego etapu testów z listy jest wymagane stwierdzenie poprawności <text:tab/>we wszystkich poprzednich. Spora część testów jest ręczna, dlatego też zaangażowane w to <text:tab/>zostaną dodatkowe osoby, aby każda w miarę swoich możliwości mogła szukać błędów, a w <text:tab/>takim wypadku umiała go odtworzyć. </text:span></text:p>
      <text:p text:style-name="P57"><text:span text:style-name="T32"><text:tab/></text:span></text:p>
      <text:p text:style-name="P40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fo:orphans="2" fo:widows="2"/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orphans="2" fo:widows="2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orphans="2" fo:widows="2" fo:keep-with-next="always"/>
      <style:text-properties style:font-name="Arial" fo:font-size="11pt" fo:font-style="italic" fo:font-weight="bold" style:font-size-asian="11pt" style:font-style-asian="italic" style:font-weight-asian="bold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417in" fo:margin-bottom="0in" style:contextual-spacing="false" fo:text-align="center" style:justify-single-word="false" fo:orphans="2" fo:widows="2" fo:keep-with-next="always"/>
      <style:text-properties fo:color="#ffffff" style:font-name="Arial" fo:font-size="16pt" fo:font-weight="bold" style:font-size-asian="16pt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orphans="2" fo:widows="2" fo:keep-with-next="always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end" style:justify-single-word="false" fo:orphans="2" fo:widows="2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orphans="2" fo:widows="2" fo:keep-with-next="always"/>
      <style:text-properties style:font-name="Arial" fo:font-size="11pt" fo:font-weight="bold" style:font-size-asian="11pt" style:font-weight-asian="bold" style:font-name-complex="Ari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orphans="2" fo:widows="2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size-complex="12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orphans="2" fo:widows="2" fo:keep-with-next="always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orphans="2" fo:widows="2" fo:keep-with-next="always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style:contextual-spacing="false"/>
      <style:text-properties fo:text-transform="uppercas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39in" fo:margin-right="0in" fo:text-indent="0in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278in" fo:margin-right="0in" fo:text-indent="0in" style:auto-text-indent="false"/>
      <style:text-properties fo:font-style="italic" style:font-style-asian="italic" style:font-style-complex="italic"/>
    </style:style>
    <style:style style:name="Footnote" style:family="paragraph" style:parent-style-name="Standard" style:class="extra">
      <style:paragraph-properties fo:orphans="2" fo:widows="2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Subtitle" style:family="paragraph" style:parent-style-name="Standard" style:next-style-name="Text_20_body" style:class="chapter">
      <style:paragraph-properties fo:orphans="2" fo:widows="2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" style:font-size-complex="12pt" style:font-weight-complex="bold"/>
    </style:style>
    <style:style style:name="Body_20_Text_20_2" style:display-name="Body Text 2" style:family="paragraph" style:parent-style-name="Standard">
      <style:paragraph-properties fo:orphans="2" fo:widows="2"/>
      <style:text-properties style:font-name="Arial" fo:font-size="11pt" style:font-size-asian="11pt" style:font-name-complex="Arial"/>
    </style:style>
    <style:style style:name="_31_AutoList11" style:display-name="1AutoList11" style:family="paragraph">
      <style:paragraph-properties fo:margin-left="0.5in" fo:margin-right="0in" fo:text-align="justify" style:justify-single-word="false" fo:orphans="0" fo:widows="0" fo:text-indent="-0.5in" style:auto-text-indent="false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2_AutoList11" style:display-name="2AutoList11" style:family="paragraph">
      <style:paragraph-properties fo:margin-left="1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3_AutoList11" style:display-name="3AutoList11" style:family="paragraph">
      <style:paragraph-properties fo:margin-left="1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4_AutoList11" style:display-name="4AutoList11" style:family="paragraph">
      <style:paragraph-properties fo:margin-left="2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5_AutoList11" style:display-name="5AutoList11" style:family="paragraph">
      <style:paragraph-properties fo:margin-left="2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6_AutoList11" style:display-name="6AutoList11" style:family="paragraph">
      <style:paragraph-properties fo:margin-left="3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7_AutoList11" style:display-name="7AutoList11" style:family="paragraph">
      <style:paragraph-properties fo:margin-left="3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8_AutoList11" style:display-name="8AutoList11" style:family="paragraph">
      <style:paragraph-properties fo:margin-left="4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1_AutoList10" style:display-name="1AutoList10" style:family="paragraph">
      <style:paragraph-properties fo:margin-left="0.5in" fo:margin-right="0in" fo:text-align="justify" style:justify-single-word="false" fo:orphans="0" fo:widows="0" fo:text-indent="-0.5in" style:auto-text-indent="false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2_AutoList10" style:display-name="2AutoList10" style:family="paragraph">
      <style:paragraph-properties fo:margin-left="1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3_AutoList10" style:display-name="3AutoList10" style:family="paragraph">
      <style:paragraph-properties fo:margin-left="1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4_AutoList10" style:display-name="4AutoList10" style:family="paragraph">
      <style:paragraph-properties fo:margin-left="2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5_AutoList10" style:display-name="5AutoList10" style:family="paragraph">
      <style:paragraph-properties fo:margin-left="2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6_AutoList10" style:display-name="6AutoList10" style:family="paragraph">
      <style:paragraph-properties fo:margin-left="3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7_AutoList10" style:display-name="7AutoList10" style:family="paragraph">
      <style:paragraph-properties fo:margin-left="3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8_AutoList10" style:display-name="8AutoList10" style:family="paragraph">
      <style:paragraph-properties fo:margin-left="4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1_AutoList9" style:display-name="1AutoList9" style:family="paragraph">
      <style:paragraph-properties fo:margin-left="0.5in" fo:margin-right="0in" fo:text-align="justify" style:justify-single-word="false" fo:orphans="0" fo:widows="0" fo:text-indent="-0.5in" style:auto-text-indent="false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2_AutoList9" style:display-name="2AutoList9" style:family="paragraph">
      <style:paragraph-properties fo:margin-left="1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3_AutoList9" style:display-name="3AutoList9" style:family="paragraph">
      <style:paragraph-properties fo:margin-left="1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4_AutoList9" style:display-name="4AutoList9" style:family="paragraph">
      <style:paragraph-properties fo:margin-left="2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5_AutoList9" style:display-name="5AutoList9" style:family="paragraph">
      <style:paragraph-properties fo:margin-left="2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6_AutoList9" style:display-name="6AutoList9" style:family="paragraph">
      <style:paragraph-properties fo:margin-left="3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7_AutoList9" style:display-name="7AutoList9" style:family="paragraph">
      <style:paragraph-properties fo:margin-left="3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8_AutoList9" style:display-name="8AutoList9" style:family="paragraph">
      <style:paragraph-properties fo:margin-left="4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1_AutoList8" style:display-name="1AutoList8" style:family="paragraph">
      <style:paragraph-properties fo:margin-left="0.5in" fo:margin-right="0in" fo:text-align="justify" style:justify-single-word="false" fo:orphans="0" fo:widows="0" fo:text-indent="-0.5in" style:auto-text-indent="false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2_AutoList8" style:display-name="2AutoList8" style:family="paragraph">
      <style:paragraph-properties fo:margin-left="1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3_AutoList8" style:display-name="3AutoList8" style:family="paragraph">
      <style:paragraph-properties fo:margin-left="1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4_AutoList8" style:display-name="4AutoList8" style:family="paragraph">
      <style:paragraph-properties fo:margin-left="2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5_AutoList8" style:display-name="5AutoList8" style:family="paragraph">
      <style:paragraph-properties fo:margin-left="2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6_AutoList8" style:display-name="6AutoList8" style:family="paragraph">
      <style:paragraph-properties fo:margin-left="3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7_AutoList8" style:display-name="7AutoList8" style:family="paragraph">
      <style:paragraph-properties fo:margin-left="3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8_AutoList8" style:display-name="8AutoList8" style:family="paragraph">
      <style:paragraph-properties fo:margin-left="4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1_AutoList7" style:display-name="1AutoList7" style:family="paragraph">
      <style:paragraph-properties fo:margin-left="0.5in" fo:margin-right="0in" fo:text-align="justify" style:justify-single-word="false" fo:orphans="0" fo:widows="0" fo:text-indent="-0.5in" style:auto-text-indent="false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2_AutoList7" style:display-name="2AutoList7" style:family="paragraph">
      <style:paragraph-properties fo:margin-left="1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3_AutoList7" style:display-name="3AutoList7" style:family="paragraph">
      <style:paragraph-properties fo:margin-left="1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4_AutoList7" style:display-name="4AutoList7" style:family="paragraph">
      <style:paragraph-properties fo:margin-left="2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5_AutoList7" style:display-name="5AutoList7" style:family="paragraph">
      <style:paragraph-properties fo:margin-left="2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6_AutoList7" style:display-name="6AutoList7" style:family="paragraph">
      <style:paragraph-properties fo:margin-left="3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7_AutoList7" style:display-name="7AutoList7" style:family="paragraph">
      <style:paragraph-properties fo:margin-left="3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8_AutoList7" style:display-name="8AutoList7" style:family="paragraph">
      <style:paragraph-properties fo:margin-left="4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1_AutoList5" style:display-name="1AutoList5" style:family="paragraph">
      <style:paragraph-properties fo:margin-left="0.5in" fo:margin-right="0in" fo:text-align="justify" style:justify-single-word="false" fo:orphans="0" fo:widows="0" fo:text-indent="-0.5in" style:auto-text-indent="false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2_AutoList5" style:display-name="2AutoList5" style:family="paragraph">
      <style:paragraph-properties fo:margin-left="1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3_AutoList5" style:display-name="3AutoList5" style:family="paragraph">
      <style:paragraph-properties fo:margin-left="1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4_AutoList5" style:display-name="4AutoList5" style:family="paragraph">
      <style:paragraph-properties fo:margin-left="2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5_AutoList5" style:display-name="5AutoList5" style:family="paragraph">
      <style:paragraph-properties fo:margin-left="2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6_AutoList5" style:display-name="6AutoList5" style:family="paragraph">
      <style:paragraph-properties fo:margin-left="3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7_AutoList5" style:display-name="7AutoList5" style:family="paragraph">
      <style:paragraph-properties fo:margin-left="3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8_AutoList5" style:display-name="8AutoList5" style:family="paragraph">
      <style:paragraph-properties fo:margin-left="4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1_AutoList4" style:display-name="1AutoList4" style:family="paragraph">
      <style:paragraph-properties fo:margin-left="0.5in" fo:margin-right="0in" fo:text-align="justify" style:justify-single-word="false" fo:orphans="0" fo:widows="0" fo:text-indent="-0.5in" style:auto-text-indent="false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2_AutoList4" style:display-name="2AutoList4" style:family="paragraph">
      <style:paragraph-properties fo:margin-left="1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3_AutoList4" style:display-name="3AutoList4" style:family="paragraph">
      <style:paragraph-properties fo:margin-left="1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4_AutoList4" style:display-name="4AutoList4" style:family="paragraph">
      <style:paragraph-properties fo:margin-left="2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5_AutoList4" style:display-name="5AutoList4" style:family="paragraph">
      <style:paragraph-properties fo:margin-left="2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6_AutoList4" style:display-name="6AutoList4" style:family="paragraph">
      <style:paragraph-properties fo:margin-left="3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7_AutoList4" style:display-name="7AutoList4" style:family="paragraph">
      <style:paragraph-properties fo:margin-left="3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8_AutoList4" style:display-name="8AutoList4" style:family="paragraph">
      <style:paragraph-properties fo:margin-left="4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1_AutoList6" style:display-name="1AutoList6" style:family="paragraph">
      <style:paragraph-properties fo:margin-left="0.5in" fo:margin-right="0in" fo:text-align="justify" style:justify-single-word="false" fo:orphans="0" fo:widows="0" fo:text-indent="-0.5in" style:auto-text-indent="false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2_AutoList6" style:display-name="2AutoList6" style:family="paragraph">
      <style:paragraph-properties fo:margin-left="1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3_AutoList6" style:display-name="3AutoList6" style:family="paragraph">
      <style:paragraph-properties fo:margin-left="1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4_AutoList6" style:display-name="4AutoList6" style:family="paragraph">
      <style:paragraph-properties fo:margin-left="2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5_AutoList6" style:display-name="5AutoList6" style:family="paragraph">
      <style:paragraph-properties fo:margin-left="2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6_AutoList6" style:display-name="6AutoList6" style:family="paragraph">
      <style:paragraph-properties fo:margin-left="3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7_AutoList6" style:display-name="7AutoList6" style:family="paragraph">
      <style:paragraph-properties fo:margin-left="3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8_AutoList6" style:display-name="8AutoList6" style:family="paragraph">
      <style:paragraph-properties fo:margin-left="4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1_Bullet_20_List" style:display-name="1Bullet List" style:family="paragraph">
      <style:paragraph-properties fo:margin-left="0.5in" fo:margin-right="0in" fo:text-align="justify" style:justify-single-word="false" fo:orphans="0" fo:widows="0" fo:text-indent="-0.5in" style:auto-text-indent="false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2_Bullet_20_List" style:display-name="2Bullet List" style:family="paragraph">
      <style:paragraph-properties fo:margin-left="1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3_Bullet_20_List" style:display-name="3Bullet List" style:family="paragraph">
      <style:paragraph-properties fo:margin-left="1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4_Bullet_20_List" style:display-name="4Bullet List" style:family="paragraph">
      <style:paragraph-properties fo:margin-left="2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5_Bullet_20_List" style:display-name="5Bullet List" style:family="paragraph">
      <style:paragraph-properties fo:margin-left="2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6_Bullet_20_List" style:display-name="6Bullet List" style:family="paragraph">
      <style:paragraph-properties fo:margin-left="3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7_Bullet_20_List" style:display-name="7Bullet List" style:family="paragraph">
      <style:paragraph-properties fo:margin-left="3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8_Bullet_20_List" style:display-name="8Bullet List" style:family="paragraph">
      <style:paragraph-properties fo:margin-left="4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1_AutoList3" style:display-name="1AutoList3" style:family="paragraph">
      <style:paragraph-properties fo:margin-left="0.5in" fo:margin-right="0in" fo:text-align="justify" style:justify-single-word="false" fo:orphans="0" fo:widows="0" fo:text-indent="-0.5in" style:auto-text-indent="false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2_AutoList3" style:display-name="2AutoList3" style:family="paragraph">
      <style:paragraph-properties fo:margin-left="1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3_AutoList3" style:display-name="3AutoList3" style:family="paragraph">
      <style:paragraph-properties fo:margin-left="1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4_AutoList3" style:display-name="4AutoList3" style:family="paragraph">
      <style:paragraph-properties fo:margin-left="2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5_AutoList3" style:display-name="5AutoList3" style:family="paragraph">
      <style:paragraph-properties fo:margin-left="2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6_AutoList3" style:display-name="6AutoList3" style:family="paragraph">
      <style:paragraph-properties fo:margin-left="3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7_AutoList3" style:display-name="7AutoList3" style:family="paragraph">
      <style:paragraph-properties fo:margin-left="3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8_AutoList3" style:display-name="8AutoList3" style:family="paragraph">
      <style:paragraph-properties fo:margin-left="4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1_AutoList2" style:display-name="1AutoList2" style:family="paragraph">
      <style:paragraph-properties fo:margin-left="0.5in" fo:margin-right="0in" fo:text-align="justify" style:justify-single-word="false" fo:orphans="0" fo:widows="0" fo:text-indent="-0.5in" style:auto-text-indent="false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2_AutoList2" style:display-name="2AutoList2" style:family="paragraph">
      <style:paragraph-properties fo:margin-left="1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3_AutoList2" style:display-name="3AutoList2" style:family="paragraph">
      <style:paragraph-properties fo:margin-left="1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4_AutoList2" style:display-name="4AutoList2" style:family="paragraph">
      <style:paragraph-properties fo:margin-left="2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5_AutoList2" style:display-name="5AutoList2" style:family="paragraph">
      <style:paragraph-properties fo:margin-left="2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6_AutoList2" style:display-name="6AutoList2" style:family="paragraph">
      <style:paragraph-properties fo:margin-left="3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7_AutoList2" style:display-name="7AutoList2" style:family="paragraph">
      <style:paragraph-properties fo:margin-left="3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8_AutoList2" style:display-name="8AutoList2" style:family="paragraph">
      <style:paragraph-properties fo:margin-left="4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1_AutoList1" style:display-name="1AutoList1" style:family="paragraph">
      <style:paragraph-properties fo:margin-left="0.5in" fo:margin-right="0in" fo:text-align="justify" style:justify-single-word="false" fo:orphans="0" fo:widows="0" fo:text-indent="-0.5in" style:auto-text-indent="false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2_AutoList1" style:display-name="2AutoList1" style:family="paragraph">
      <style:paragraph-properties fo:margin-left="1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3_AutoList1" style:display-name="3AutoList1" style:family="paragraph">
      <style:paragraph-properties fo:margin-left="1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4_AutoList1" style:display-name="4AutoList1" style:family="paragraph">
      <style:paragraph-properties fo:margin-left="2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5_AutoList1" style:display-name="5AutoList1" style:family="paragraph">
      <style:paragraph-properties fo:margin-left="2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6_AutoList1" style:display-name="6AutoList1" style:family="paragraph">
      <style:paragraph-properties fo:margin-left="3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7_AutoList1" style:display-name="7AutoList1" style:family="paragraph">
      <style:paragraph-properties fo:margin-left="3.5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_38_AutoList1" style:display-name="8AutoList1" style:family="paragraph">
      <style:paragraph-properties fo:margin-left="4in" fo:margin-right="0in" fo:text-align="justify" style:justify-single-word="false" fo:orphans="0" fo:widows="0" fo:text-indent="-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Alt_20_Heading" style:display-name="Alt Heading" style:family="paragraph">
      <style:paragraph-properties fo:orphans="0" fo:widows="0"/>
      <style:text-properties style:use-window-font-color="true" style:font-name="Arial" fo:font-size="16pt" fo:language="en" fo:country="US" style:font-name-asian="Times New Roman" style:font-size-asian="16pt" style:font-name-complex="Arial" style:font-size-complex="10pt" style:language-complex="ar" style:country-complex="SA"/>
    </style:style>
    <style:style style:name="Table_20_Text" style:display-name="Table Text" style:family="paragraph">
      <style:paragraph-properties fo:orphans="0" fo:widows="0"/>
      <style:text-properties style:use-window-font-color="true" style:font-name="Times New Roman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_31_" style:display-name="1" style:family="paragraph">
      <style:paragraph-properties fo:margin-left="-1.5in" fo:margin-right="0in" fo:orphans="0" fo:widows="0" fo:text-indent="0in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Bullet" style:family="paragraph">
      <style:paragraph-properties fo:margin-top="0in" fo:margin-bottom="0.0665in" style:contextual-spacing="false" fo:orphans="0" fo:widows="0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text" style:family="paragraph" style:parent-style-name="Standard">
      <style:paragraph-properties fo:margin-left="0.35in" fo:margin-right="0in" fo:margin-top="0.0417in" fo:margin-bottom="0in" style:contextual-spacing="false" fo:orphans="2" fo:widows="2" fo:text-indent="0in" style:auto-text-indent="false"/>
      <style:text-properties style:font-name="Arial" style:font-name-complex="Arial"/>
    </style:style>
    <style:style style:name="Area" style:family="paragraph" style:parent-style-name="Standard">
      <style:paragraph-properties fo:margin-top="0.1945in" fo:margin-bottom="0.0555in" style:contextual-spacing="false" fo:orphans="2" fo:widows="2"/>
      <style:text-properties style:font-name="Arial" fo:font-size="12pt" fo:font-style="italic" fo:font-weight="bold" style:font-size-asian="12pt" style:font-style-asian="italic" style:font-weight-asian="bold" style:font-name-complex="Arial"/>
    </style:style>
    <style:style style:name="item" style:family="paragraph" style:parent-style-name="Standard">
      <style:paragraph-properties fo:margin-left="0.5in" fo:margin-right="0in" fo:margin-top="0.028in" fo:margin-bottom="0.028in" style:contextual-spacing="false" fo:orphans="2" fo:widows="2" fo:text-indent="-0.25in" style:auto-text-indent="false"/>
      <style:text-properties style:font-name="Arial" style:font-name-complex="Arial"/>
    </style:style>
    <style:style style:name="Body_20_Text_20_1" style:display-name="Body Text 1" style:family="paragraph" style:parent-style-name="Body_20_Text_20_2">
      <style:text-properties style:font-name="Times New Roman" fo:font-size="12pt" style:font-size-asian="12pt" style:font-name-complex="Times New Roman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Body_20_Text_20_2" style:class="extra">
      <style:text-properties style:font-name="Arial Narrow" fo:font-size="12pt" fo:font-weight="bold" style:font-size-asian="12pt" style:font-weight-asian="bold" style:font-name-complex="Arial Narrow" style:font-size-complex="12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  <style:text-properties fo:font-size="9pt" style:font-size-asian="9pt" style:font-size-complex="9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text-transform="uppercase" style:font-name="Arial" fo:font-size="16pt" style:font-size-asian="16pt" style:font-name-complex="Arial" style:font-weight-complex="bold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style:font-name-complex="Symbol"/>
    </style:style>
    <style:style style:name="WW8Num7z0" style:family="text"/>
    <style:style style:name="WW8Num8z0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style:font-name-complex="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style:font-name-complex="Symbol"/>
    </style:style>
    <style:style style:name="WW8Num16z0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St6z0" style:family="text">
      <style:text-properties style:font-name="Symbol" style:font-name-complex="Symbol"/>
    </style:style>
    <style:style style:name="WW8NumSt11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2z2" style:num-format="" text:start-value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2in" fo:text-indent="-0.75in" fo:margin-left="2in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2.75in" fo:text-indent="-1in" fo:margin-left="2.75in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5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5z2" style:num-format="" text:start-value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5z3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WW8Num5z4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5z5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5z6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5z7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5z8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6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z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9z2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9z3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WW8Num9z4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9z5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9z6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9z7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9z8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0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0z2" style:num-format="" text:start-value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10z3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WW8Num10z4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10z5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10z6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10z7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10z8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1z2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11z3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WW8Num11z4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11z5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11z6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11z7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11z8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12z5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12z6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12z8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4z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4z2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14z3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WW8Num14z4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14z5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14z6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14z7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14z8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I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7z2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17z3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WW8Num17z4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17z5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17z6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17z7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17z8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8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8z2" style:num-format="" text:start-value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18z3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WW8Num18z4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18z5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18z6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18z7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18z8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font-size="12pt" style:font-size-asian="12pt"/>
    </style:style>
    <style:style style:name="MP2" style:family="paragraph" style:parent-style-name="Standard"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 style:parent-style-name="Standard">
      <style:paragraph-properties fo:margin-left="2.5in" fo:margin-right="0in" fo:text-indent="-2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</style:tab-stops>
      </style:paragraph-properties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7" style:family="paragraph" style:parent-style-name="Header">
      <style:paragraph-properties>
        <style:tab-stops>
          <style:tab-stop style:position="3in" style:type="center"/>
          <style:tab-stop style:position="6in"/>
          <style:tab-stop style:position="6.25in"/>
        </style:tab-stops>
      </style:paragraph-properties>
    </style:style>
    <style:style style:name="MP8" style:family="paragraph" style:parent-style-name="Header">
      <style:text-properties fo:font-size="12pt" style:font-size-asian="12pt"/>
    </style:style>
    <style:style style:name="MP9" style:family="paragraph" style:parent-style-name="Header">
      <style:paragraph-properties>
        <style:tab-stops>
          <style:tab-stop style:position="2.7291in"/>
          <style:tab-stop style:position="3in" style:type="center"/>
          <style:tab-stop style:position="6in" style:type="right"/>
        </style:tab-stops>
      </style:paragraph-properties>
    </style:style>
    <style:style style:name="MP10" style:family="paragraph" style:parent-style-name="Header">
      <style:paragraph-properties>
        <style:tab-stops>
          <style:tab-stop style:position="2.7291in"/>
          <style:tab-stop style:position="3in" style:type="center"/>
          <style:tab-stop style:position="6in" style:type="right"/>
        </style:tab-stops>
      </style:paragraph-properties>
      <style:text-properties fo:language="en" fo:country="US" style:language-asian="en" style:country-asian="US"/>
    </style:style>
    <style:style style:name="MP11" style:family="paragraph">
      <style:paragraph-properties fo:text-align="center" style:writing-mode="lr-tb"/>
    </style:style>
    <style:style style:name="MP12" style:family="paragraph" style:parent-style-name="Standard">
      <style:text-properties style:font-name="Arial" fo:font-size="12pt" fo:language="en" fo:country="US" fo:font-weight="bold" style:font-size-asian="12pt" style:language-asian="en" style:country-asian="US" style:font-weight-asian="bold" style:font-name-complex="Arial"/>
    </style:style>
    <style:style style:name="MP13" style:family="paragraph" style:parent-style-name="Standard">
      <style:paragraph-properties fo:margin-left="2.5in" fo:margin-right="0in" fo:text-align="justify" style:justify-single-word="false" fo:text-indent="-2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</style:tab-stops>
      </style:paragraph-properties>
      <style:text-properties fo:language="en" fo:country="US" style:language-asian="en" style:country-asian="US"/>
    </style:style>
    <style:style style:name="MP14" style:family="paragraph" style:parent-style-name="Standard">
      <style:paragraph-properties fo:margin-left="2.5in" fo:margin-right="0in" fo:text-indent="-2.5in" style:auto-text-indent="false">
        <style:tab-stops>
          <style:tab-stop style:position="0in"/>
          <style:tab-stop style:position="1in"/>
          <style:tab-stop style:position="1.5in"/>
          <style:tab-stop style:position="2in"/>
          <style:tab-stop style:position="2.5in"/>
        </style:tab-stops>
      </style:paragraph-properties>
    </style:style>
    <style:style style:name="MT1" style:family="text"/>
    <style:style style:name="MT2" style:family="text">
      <style:text-properties fo:font-size="8pt" style:font-size-asian="8pt"/>
    </style:style>
    <style:style style:name="MT3" style:family="text">
      <style:text-properties fo:font-size="8pt" fo:font-weight="bold" style:font-size-asian="8pt" style:font-weight-asian="bold" style:font-weight-complex="bold"/>
    </style:style>
    <style:style style:name="MT4" style:family="text">
      <style:text-properties fo:font-size="8pt" style:font-size-asian="8pt" style:font-weight-complex="bold"/>
    </style:style>
    <style:style style:name="MT5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MT6" style:family="text">
      <style:text-properties style:font-name="Arial" fo:font-size="12pt" fo:font-weight="bold" style:font-size-asian="12pt" style:font-weight-asian="bold" style:font-name-complex="Arial"/>
    </style:style>
    <style:style style:name="Mfr1" style:family="graphic" style:parent-style-name="Frame">
      <style:graphic-properties style:wrap="dynamic" style:number-wrapped-paragraphs="1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fr2" style:family="graphic" style:parent-style-name="Frame">
      <style:graphic-properties style:wrap="dynamic" style:number-wrapped-paragraphs="1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209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Mgr2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5in" fo:page-height="11in" style:num-format="1" style:print-orientation="portrait" fo:margin-top="0.5in" fo:margin-bottom="0.8335in" fo:margin-left="1.5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.039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.039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833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.039in" fo:margin-top="0in" style:dynamic-spacing="true"/>
      </style:footer-style>
    </style:page-layout>
    <style:page-layout style:name="Mpm4">
      <style:page-layout-properties fo:page-width="8.5in" fo:page-height="11in" style:num-format="i" style:print-orientation="portrait" fo:margin-top="0.5in" fo:margin-bottom="0.833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.039in" fo:margin-top="0in" style:dynamic-spacing="true"/>
      </style:footer-style>
    </style:page-layout>
    <number:date-style style:name="N120">
      <number:month/>
      <number:text>/</number:text>
      <number:day/>
      <number:text>/</number:text>
      <number:year number:style="long"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ext:p text:style-name="MP1"><draw:frame draw:style-name="Mfr1" draw:name="Frame2" text:anchor-type="paragraph" svg:x="-0.4661in" svg:y="0.4366in" svg:width="0.552in" draw:z-index="4"><draw:text-box fo:min-height="0.5634in"><text:p text:style-name="MP2"/></draw:text-box></draw:frame></text:p>
        <text:p text:style-name="MP1"/>
        <text:p text:style-name="MP3"/>
      </style:header>
      <style:header-first style:display="false">
        <text:p text:style-name="Header_20_left"/>
      </style:header-first>
      <style:footer>
        <text:p text:style-name="MP4"><draw:frame draw:style-name="Mfr2" draw:name="Frame1" text:anchor-type="paragraph" svg:x="7.6008in" svg:y="10.5008in" svg:width="0.4in" draw:z-index="5"><draw:text-box fo:min-height="0.0228in"><text:p text:style-name="MP5"><text:span text:style-name="Page_20_Number"/></text:p></draw:text-box></draw:frame><text:span text:style-name="MT2"> <text:s text:c="26"/></text:span><text:span text:style-name="Page_20_Number"><text:span text:style-name="MT2"><text:tab/> <text:s text:c="33"/></text:span></text:span></text:p>
      </style:footer>
      <style:footer-first style:display="false">
        <text:p text:style-name="Footer"><text:span text:style-name="MT2"><text:s text:c="25"/></text:span><text:span text:style-name="Page_20_Number"><text:span text:style-name="MT2"><text:tab/></text:span></text:span></text:p>
      </style:footer-first>
    </style:master-page>
    <style:master-page style:name="Convert_20_1" style:display-name="Convert 1" style:page-layout-name="Mpm1">
      <style:header>
        <text:p text:style-name="MP1"><draw:frame draw:style-name="Mfr1" draw:name="Frame4" text:anchor-type="paragraph" svg:x="-0.4661in" svg:y="0.4366in" svg:width="0.552in" draw:z-index="6"><draw:text-box fo:min-height="0.5634in"><text:p text:style-name="MP2"/></draw:text-box></draw:frame></text:p>
        <text:p text:style-name="MP1"/>
        <text:p text:style-name="MP3"/>
      </style:header>
      <style:header-first style:display="false">
        <text:p text:style-name="Header_20_left"/>
      </style:header-first>
      <style:footer>
        <text:p text:style-name="MP4"><draw:frame draw:style-name="Mfr2" draw:name="Frame3" text:anchor-type="paragraph" svg:x="7.6008in" svg:y="10.5008in" svg:width="0.4in" draw:z-index="7"><draw:text-box fo:min-height="0.0228in"><text:p text:style-name="MP5"><text:span text:style-name="Page_20_Number"/></text:p></draw:text-box></draw:frame><text:span text:style-name="MT2"> <text:s text:c="26"/></text:span><text:span text:style-name="Page_20_Number"><text:span text:style-name="MT2"><text:tab/> <text:s text:c="33"/></text:span></text:span></text:p>
      </style:footer>
      <style:footer-first style:display="false">
        <text:p text:style-name="Footer"><text:span text:style-name="MT2"><text:s text:c="25"/></text:span><text:span text:style-name="Page_20_Number"><text:span text:style-name="MT2"><text:tab/></text:span></text:span></text:p>
      </style:footer-first>
    </style:master-page>
    <style:master-page style:name="Convert_20_2" style:display-name="Convert 2" style:page-layout-name="Mpm1">
      <style:header>
        <text:p text:style-name="MP1"><draw:frame draw:style-name="Mfr1" draw:name="Frame6" text:anchor-type="paragraph" svg:x="-0.4661in" svg:y="0.4366in" svg:width="0.552in" draw:z-index="8"><draw:text-box fo:min-height="0.5634in"><text:p text:style-name="MP2"/></draw:text-box></draw:frame></text:p>
        <text:p text:style-name="MP1"/>
        <text:p text:style-name="MP3"/>
      </style:header>
      <style:header-first style:display="false">
        <text:p text:style-name="Header_20_left"/>
      </style:header-first>
      <style:footer>
        <text:p text:style-name="MP4"><draw:frame draw:style-name="Mfr2" draw:name="Frame5" text:anchor-type="paragraph" svg:x="7.6008in" svg:y="10.5008in" svg:width="0.4in" draw:z-index="9"><draw:text-box fo:min-height="0.0228in"><text:p text:style-name="MP5"><text:span text:style-name="Page_20_Number"/></text:p></draw:text-box></draw:frame><text:span text:style-name="MT2"> <text:s text:c="26"/></text:span><text:span text:style-name="Page_20_Number"><text:span text:style-name="MT2"><text:tab/> <text:s text:c="33"/></text:span></text:span></text:p>
      </style:footer>
      <style:footer-first style:display="false">
        <text:p text:style-name="Footer"><text:span text:style-name="MT2"><text:s text:c="25"/></text:span><text:span text:style-name="Page_20_Number"><text:span text:style-name="MT2"><text:tab/></text:span></text:span></text:p>
      </style:footer-first>
    </style:master-page>
    <style:master-page style:name="Convert_20_3" style:display-name="Convert 3" style:page-layout-name="Mpm2">
      <style:header>
        <text:p text:style-name="MP6">(Agency Name)</text:p>
        <text:p text:style-name="MP6"/>
        <text:p text:style-name="MP6">Deliverable Review Process and Acceptance Criteria</text:p>
        <text:p text:style-name="MP7"/>
      </style:header>
      <style:header-first style:display="false">
        <text:p text:style-name="MP8"/>
      </style:header-first>
      <style:footer>
        <text:p text:style-name="MP9"><text:span text:style-name="Page_20_Number"><text:span text:style-name="MT2"><text:file-name text:display="full">/home/maciej/IO/pilkars/dokumentacja/plan_testow.odt</text:file-name></text:span></text:span><text:span text:style-name="Page_20_Number"><text:span text:style-name="MT2"> <text:s text:c="33"/>Page</text:span></text:span><text:span text:style-name="Page_20_Number"><text:span text:style-name="MT3"> </text:span></text:span><text:span text:style-name="Page_20_Number"><text:span text:style-name="MT4"><text:page-number text:select-page="current">6</text:page-number></text:span></text:span><text:span text:style-name="Page_20_Number"><text:span text:style-name="MT4"> of </text:span></text:span><text:span text:style-name="Page_20_Number"><text:span text:style-name="MT4"><text:page-count style:num-format="1">4</text:page-count></text:span></text:span><text:span text:style-name="Page_20_Number"><text:span text:style-name="MT4"><text:tab/> <text:s text:c="35"/></text:span></text:span><text:span text:style-name="Page_20_Number"><text:span text:style-name="MT4"><text:date style:data-style-name="N120" text:date-value="2014-05-20T00:10:02.211369085">5/19/2014</text:date></text:span></text:span><text:span text:style-name="Page_20_Number"><text:span text:style-name="MT4"> <text:s/></text:span></text:span><text:span text:style-name="Page_20_Number"><text:span text:style-name="MT4"><text:time style:data-style-name="N121" text:time-value="2014-05-20T00:10:02.211667690">11:57 PM</text:time></text:span></text:span></text:p>
        <text:p text:style-name="MP10"><draw:line text:anchor-type="char" draw:z-index="0" draw:style-name="Mgr1" draw:text-style-name="MP11" svg:x1="0in" svg:y1="0.139in" svg:x2="6.8752in" svg:y2="0.139in"><text:p/></draw:line></text:p>
      </style:footer>
      <style:footer-first style:display="false">
        <text:p text:style-name="MP9"><text:span text:style-name="Page_20_Number"><text:span text:style-name="MT2"><text:s text:c="33"/></text:span></text:span><text:span text:style-name="Page_20_Number"><text:span text:style-name="MT4"><text:tab/> <text:s text:c="19"/></text:span></text:span></text:p>
      </style:footer-first>
    </style:master-page>
    <style:master-page style:name="Convert_20_4" style:display-name="Convert 4" style:page-layout-name="Mpm3">
      <style:header>
        <text:p text:style-name="Standard"><draw:frame draw:style-name="Mfr1" draw:name="Frame8" text:anchor-type="paragraph" svg:x="-0.4661in" svg:y="0.4366in" svg:width="0.552in" draw:z-index="0"><draw:text-box fo:min-height="0.5634in"><text:p text:style-name="MP12"><draw:line text:anchor-type="char" draw:z-index="2" draw:style-name="Mgr2" draw:text-style-name="MP11" svg:x1="0.5228in" svg:y1="0.3161in" svg:x2="7.148in" svg:y2="0.3161in"><text:p/></draw:line></text:p></draw:text-box></draw:frame><draw:line text:anchor-type="char" draw:z-index="1" draw:style-name="Mgr2" draw:text-style-name="MP11" svg:x1="0in" svg:y1="4.1252in" svg:x2="0in" svg:y2="4.1252in"><text:p/></draw:line><text:span text:style-name="MT5"> </text:span><text:span text:style-name="MT6">Software Test Plan</text:span></text:p>
        <text:p text:style-name="MP1"/>
        <text:p text:style-name="MP1"><text:s/></text:p>
      </style:header>
      <style:footer>
        <text:p text:style-name="MP13"><draw:frame draw:style-name="Mfr2" draw:name="Frame7" text:anchor-type="paragraph" svg:x="7.6008in" svg:y="10.5008in" svg:width="0.4in" draw:z-index="0"><draw:text-box fo:min-height="0.0228in"><text:p text:style-name="MP5"><text:span text:style-name="Page_20_Number"/></text:p></draw:text-box></draw:frame><draw:line text:anchor-type="char" draw:z-index="3" draw:style-name="Mgr2" draw:text-style-name="MP11" svg:x1="0.0563in" svg:y1="0.1311in" svg:x2="6.6815in" svg:y2="0.1311in"><text:p/></draw:line></text:p>
        <text:p text:style-name="MP14"><text:s/><text:span text:style-name="MT2"><text:date style:data-style-name="N120" text:date-value="2014-05-20T00:10:02.216504467">5/19/2014</text:date></text:span><text:span text:style-name="MT2"><text:tab/></text:span><text:span text:style-name="MT2"><text:time style:data-style-name="N122" text:time-value="2014-05-20T00:10:02.216767240">11:57:22 PM</text:time></text:span><text:span text:style-name="MT2"> <text:s text:c="18"/></text:span><text:span text:style-name="Page_20_Number"><text:span text:style-name="MT2"><text:tab/><text:tab/><text:tab/><text:tab/><text:tab/><text:tab/> <text:s text:c="4"/><text:tab/> <text:s text:c="31"/></text:span></text:span><text:span text:style-name="Page_20_Number"><text:page-number text:select-page="current"/></text:span></text:p>
      </style:footer>
    </style:master-page>
    <style:master-page style:name="Convert_20_5" style:display-name="Convert 5" style:page-layout-name="Mpm4">
      <style:header>
        <text:p text:style-name="Header"/>
      </style:header>
      <style:footer>
        <text:p text:style-name="Footer"/>
      </style:footer>
    </style:master-page>
    <style:master-page style:name="Convert_20_6" style:display-name="Convert 6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Plan Template</dc:title>
    <dc:subject>Project Planning</dc:subject>
    <meta:initial-creator>Richard J. McGee</meta:initial-creator>
    <meta:creation-date>2011-06-28T21:46:00</meta:creation-date>
    <dc:creator>maciej </dc:creator>
    <dc:date>2014-05-20T00:10:02.108616948</dc:date>
    <meta:print-date>2008-11-21T16:18:00</meta:print-date>
    <meta:editing-cycles>5</meta:editing-cycles>
    <meta:editing-duration>PT1H22M5S</meta:editing-duration>
    <meta:generator>LibreOffice/4.1.2.3$Linux_X86_64 LibreOffice_project/410m0$Build-3</meta:generator>
    <meta:document-statistic meta:table-count="1" meta:image-count="0" meta:object-count="0" meta:page-count="4" meta:paragraph-count="74" meta:word-count="476" meta:character-count="3730" meta:non-whitespace-character-count="2847"/>
  </office:meta>
</office:document-meta>
</file>